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C00000163BB3750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88cm" svg:height="9.39cm" svg:x="3.662cm" svg:y="5.25cm">
          <draw:image xlink:href="Pictures/100000000000010C00000163BB37507A.png" xlink:type="simple" xlink:show="embed" xlink:actuate="onLoad" draw:mime-type="image/png">
            <text:p/>
          </draw:image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9:58:01.730229886</meta:creation-date>
    <dc:date>2024-11-01T10:19:37.587600324</dc:date>
    <meta:editing-duration>PT11M22S</meta:editing-duration>
    <meta:editing-cycles>2</meta:editing-cycles>
    <meta:generator>LibreOffice/24.2.6.2$Linux_X86_64 LibreOffice_project/420$Build-2</meta:generator>
    <meta:document-statistic meta:object-count="1"/>
  </office:meta>
</office:document-meta>
</file>